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so</text:p>
          </table:table-cell>
          <table:table-cell table:style-name="ce1"/>
          <table:table-cell office:value-type="string" table:style-name="ce2">
            <text:p>t</text:p>
          </table:table-cell>
          <table:table-cell office:value-type="string" table:style-name="ce2">
            <text:p>EXPLICIT_EULER</text:p>
          </table:table-cell>
          <table:table-cell office:value-type="string" table:style-name="ce2">
            <text:p>SIMPLECTIC_EULER</text:p>
          </table:table-cell>
          <table:table-cell office:value-type="string" table:style-name="ce2">
            <text:p>HEUN</text:p>
          </table:table-cell>
          <table:table-cell office:value-type="string" table:style-name="ce2">
            <text:p>RK2</text:p>
          </table:table-cell>
          <table:table-cell office:value-type="string" table:style-name="ce2">
            <text:p>RK4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office:value-type="float" office:value="0.4" table:style-name="ce1">
            <text:p>0,4</text:p>
          </table:table-cell>
          <table:table-cell table:style-name="ce1"/>
          <table:table-cell office:value-type="float" office:value="0.04" table:style-name="ce2">
            <text:p>0,04</text:p>
          </table:table-cell>
          <table:table-cell office:value-type="float" office:value="26.521711" table:style-name="ce2">
            <text:p>26,521711</text:p>
          </table:table-cell>
          <table:table-cell office:value-type="float" office:value="26.483319999999999" table:style-name="ce2">
            <text:p>26,48332</text:p>
          </table:table-cell>
          <table:table-cell office:value-type="float" office:value="26.502506" table:style-name="ce2">
            <text:p>26,502506</text:p>
          </table:table-cell>
          <table:table-cell office:value-type="float" office:value="26.502506" table:style-name="ce2">
            <text:p>26,502506</text:p>
          </table:table-cell>
          <table:table-cell office:value-type="float" office:value="26.502493000000001" table:style-name="ce2">
            <text:p>26,502493</text:p>
          </table:table-cell>
          <table:table-cell table:style-name="ce2">
            <draw:frame draw:z-index="1" draw:id="id0" draw:style-name="a0" draw:name="Gráfico 2" svg:x="0.76042in" svg:y="0.11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08" table:style-name="ce2">
            <text:p>0,08</text:p>
          </table:table-cell>
          <table:table-cell office:value-type="float" office:value="26.540955" table:style-name="ce2">
            <text:p>26,540955</text:p>
          </table:table-cell>
          <table:table-cell office:value-type="float" office:value="26.464293000000001" table:style-name="ce2">
            <text:p>26,464293</text:p>
          </table:table-cell>
          <table:table-cell office:value-type="float" office:value="26.502514000000001" table:style-name="ce2">
            <text:p>26,502514</text:p>
          </table:table-cell>
          <table:table-cell office:value-type="float" office:value="26.502514000000001" table:style-name="ce2">
            <text:p>26,502514</text:p>
          </table:table-cell>
          <table:table-cell office:value-type="float" office:value="26.502490000000002" table:style-name="ce2">
            <text:p>26,50249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office:value-type="string" table:style-name="ce1">
            <text:p>energia</text:p>
          </table:table-cell>
          <table:table-cell table:style-name="ce1"/>
          <table:table-cell office:value-type="float" office:value="0.12" table:style-name="ce2">
            <text:p>0,12</text:p>
          </table:table-cell>
          <table:table-cell office:value-type="float" office:value="26.560227999999999" table:style-name="ce2">
            <text:p>26,560228</text:p>
          </table:table-cell>
          <table:table-cell office:value-type="float" office:value="26.445537999999999" table:style-name="ce2">
            <text:p>26,445538</text:p>
          </table:table-cell>
          <table:table-cell office:value-type="float" office:value="26.502521999999999" table:style-name="ce2">
            <text:p>26,502522</text:p>
          </table:table-cell>
          <table:table-cell office:value-type="float" office:value="26.502521999999999" table:style-name="ce2">
            <text:p>26,502522</text:p>
          </table:table-cell>
          <table:table-cell office:value-type="float" office:value="26.502490000000002" table:style-name="ce2">
            <text:p>26,50249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16" table:style-name="ce2">
            <text:p>0,16</text:p>
          </table:table-cell>
          <table:table-cell office:value-type="float" office:value="26.579529999999998" table:style-name="ce2">
            <text:p>26,57953</text:p>
          </table:table-cell>
          <table:table-cell office:value-type="float" office:value="26.42718" table:style-name="ce2">
            <text:p>26,42718</text:p>
          </table:table-cell>
          <table:table-cell office:value-type="float" office:value="26.50253" table:style-name="ce2">
            <text:p>26,50253</text:p>
          </table:table-cell>
          <table:table-cell office:value-type="float" office:value="26.50253" table:style-name="ce2">
            <text:p>26,50253</text:p>
          </table:table-cell>
          <table:table-cell office:value-type="float" office:value="26.502486999999999" table:style-name="ce2">
            <text:p>26,50248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19999998999999999" table:style-name="ce2">
            <text:p>0,19999999</text:p>
          </table:table-cell>
          <table:table-cell office:value-type="float" office:value="26.598866999999998" table:style-name="ce2">
            <text:p>26,598867</text:p>
          </table:table-cell>
          <table:table-cell office:value-type="float" office:value="26.409336" table:style-name="ce2">
            <text:p>26,409336</text:p>
          </table:table-cell>
          <table:table-cell office:value-type="float" office:value="26.502537" table:style-name="ce2">
            <text:p>26,502537</text:p>
          </table:table-cell>
          <table:table-cell office:value-type="float" office:value="26.502537" table:style-name="ce2">
            <text:p>26,502537</text:p>
          </table:table-cell>
          <table:table-cell office:value-type="float" office:value="26.502481" table:style-name="ce2">
            <text:p>26,502481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23999998" table:style-name="ce2">
            <text:p>0,23999998</text:p>
          </table:table-cell>
          <table:table-cell office:value-type="float" office:value="26.618230000000001" table:style-name="ce2">
            <text:p>26,61823</text:p>
          </table:table-cell>
          <table:table-cell office:value-type="float" office:value="26.392118" table:style-name="ce2">
            <text:p>26,392118</text:p>
          </table:table-cell>
          <table:table-cell office:value-type="float" office:value="26.502544" table:style-name="ce2">
            <text:p>26,502544</text:p>
          </table:table-cell>
          <table:table-cell office:value-type="float" office:value="26.502544" table:style-name="ce2">
            <text:p>26,502544</text:p>
          </table:table-cell>
          <table:table-cell office:value-type="float" office:value="26.502478" table:style-name="ce2">
            <text:p>26,50247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27999996999999999" table:style-name="ce2">
            <text:p>0,27999997</text:p>
          </table:table-cell>
          <table:table-cell office:value-type="float" office:value="26.637629" table:style-name="ce2">
            <text:p>26,637629</text:p>
          </table:table-cell>
          <table:table-cell office:value-type="float" office:value="26.375637000000001" table:style-name="ce2">
            <text:p>26,375637</text:p>
          </table:table-cell>
          <table:table-cell office:value-type="float" office:value="26.502554" table:style-name="ce2">
            <text:p>26,502554</text:p>
          </table:table-cell>
          <table:table-cell office:value-type="float" office:value="26.502554" table:style-name="ce2">
            <text:p>26,502554</text:p>
          </table:table-cell>
          <table:table-cell office:value-type="float" office:value="26.502476000000001" table:style-name="ce2">
            <text:p>26,50247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31999996000000003" table:style-name="ce2">
            <text:p>0,31999996</text:p>
          </table:table-cell>
          <table:table-cell office:value-type="float" office:value="26.657056999999998" table:style-name="ce2">
            <text:p>26,657057</text:p>
          </table:table-cell>
          <table:table-cell office:value-type="float" office:value="26.36" table:style-name="ce2">
            <text:p>26,36</text:p>
          </table:table-cell>
          <table:table-cell office:value-type="float" office:value="26.502562999999999" table:style-name="ce2">
            <text:p>26,502563</text:p>
          </table:table-cell>
          <table:table-cell office:value-type="float" office:value="26.502562999999999" table:style-name="ce2">
            <text:p>26,502563</text:p>
          </table:table-cell>
          <table:table-cell office:value-type="float" office:value="26.502469999999999" table:style-name="ce2">
            <text:p>26,5024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35999995000000001" table:style-name="ce2">
            <text:p>0,35999995</text:p>
          </table:table-cell>
          <table:table-cell office:value-type="float" office:value="26.676514000000001" table:style-name="ce2">
            <text:p>26,676514</text:p>
          </table:table-cell>
          <table:table-cell office:value-type="float" office:value="26.345303999999999" table:style-name="ce2">
            <text:p>26,345304</text:p>
          </table:table-cell>
          <table:table-cell office:value-type="float" office:value="26.502569999999999" table:style-name="ce2">
            <text:p>26,50257</text:p>
          </table:table-cell>
          <table:table-cell office:value-type="float" office:value="26.502569999999999" table:style-name="ce2">
            <text:p>26,50257</text:p>
          </table:table-cell>
          <table:table-cell office:value-type="float" office:value="26.502472000000001" table:style-name="ce2">
            <text:p>26,50247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39999994999999999" table:style-name="ce2">
            <text:p>0,39999995</text:p>
          </table:table-cell>
          <table:table-cell office:value-type="float" office:value="26.696009" table:style-name="ce2">
            <text:p>26,696009</text:p>
          </table:table-cell>
          <table:table-cell office:value-type="float" office:value="26.331644000000001" table:style-name="ce2">
            <text:p>26,331644</text:p>
          </table:table-cell>
          <table:table-cell office:value-type="float" office:value="26.502576999999999" table:style-name="ce2">
            <text:p>26,502577</text:p>
          </table:table-cell>
          <table:table-cell office:value-type="float" office:value="26.502576999999999" table:style-name="ce2">
            <text:p>26,502577</text:p>
          </table:table-cell>
          <table:table-cell office:value-type="float" office:value="26.502468" table:style-name="ce2">
            <text:p>26,50246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43999993999999998" table:style-name="ce2">
            <text:p>0,43999994</text:p>
          </table:table-cell>
          <table:table-cell office:value-type="float" office:value="26.715527999999999" table:style-name="ce2">
            <text:p>26,715528</text:p>
          </table:table-cell>
          <table:table-cell office:value-type="float" office:value="26.319106999999999" table:style-name="ce2">
            <text:p>26,319107</text:p>
          </table:table-cell>
          <table:table-cell office:value-type="float" office:value="26.502586000000001" table:style-name="ce2">
            <text:p>26,502586</text:p>
          </table:table-cell>
          <table:table-cell office:value-type="float" office:value="26.502586000000001" table:style-name="ce2">
            <text:p>26,502586</text:p>
          </table:table-cell>
          <table:table-cell office:value-type="float" office:value="26.502465999999998" table:style-name="ce2">
            <text:p>26,50246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47999993000000002" table:style-name="ce2">
            <text:p>0,47999993</text:p>
          </table:table-cell>
          <table:table-cell office:value-type="float" office:value="26.73508" table:style-name="ce2">
            <text:p>26,73508</text:p>
          </table:table-cell>
          <table:table-cell office:value-type="float" office:value="26.307772" table:style-name="ce2">
            <text:p>26,307772</text:p>
          </table:table-cell>
          <table:table-cell office:value-type="float" office:value="26.502593999999998" table:style-name="ce2">
            <text:p>26,502594</text:p>
          </table:table-cell>
          <table:table-cell office:value-type="float" office:value="26.502593999999998" table:style-name="ce2">
            <text:p>26,502594</text:p>
          </table:table-cell>
          <table:table-cell office:value-type="float" office:value="26.502462000000001" table:style-name="ce2">
            <text:p>26,50246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51999989999999996" table:style-name="ce2">
            <text:p>0,5199999</text:p>
          </table:table-cell>
          <table:table-cell office:value-type="float" office:value="26.754667000000001" table:style-name="ce2">
            <text:p>26,754667</text:p>
          </table:table-cell>
          <table:table-cell office:value-type="float" office:value="26.297716000000001" table:style-name="ce2">
            <text:p>26,297716</text:p>
          </table:table-cell>
          <table:table-cell office:value-type="float" office:value="26.502600000000001" table:style-name="ce2">
            <text:p>26,5026</text:p>
          </table:table-cell>
          <table:table-cell office:value-type="float" office:value="26.502600000000001" table:style-name="ce2">
            <text:p>26,5026</text:p>
          </table:table-cell>
          <table:table-cell office:value-type="float" office:value="26.502459999999999" table:style-name="ce2">
            <text:p>26,5024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59999996" table:style-name="ce2">
            <text:p>0,59999996</text:p>
          </table:table-cell>
          <table:table-cell office:value-type="float" office:value="26.79393" table:style-name="ce2">
            <text:p>26,79393</text:p>
          </table:table-cell>
          <table:table-cell office:value-type="float" office:value="26.281685" table:style-name="ce2">
            <text:p>26,281685</text:p>
          </table:table-cell>
          <table:table-cell office:value-type="float" office:value="26.502618999999999" table:style-name="ce2">
            <text:p>26,502619</text:p>
          </table:table-cell>
          <table:table-cell office:value-type="float" office:value="26.502618999999999" table:style-name="ce2">
            <text:p>26,502619</text:p>
          </table:table-cell>
          <table:table-cell office:value-type="float" office:value="26.502457" table:style-name="ce2">
            <text:p>26,50245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 table:style-name="ce1"/>
          <table:table-cell office:value-type="float" office:value="0.64" table:style-name="ce2">
            <text:p>0,64</text:p>
          </table:table-cell>
          <table:table-cell office:value-type="float" office:value="26.813607999999999" table:style-name="ce2">
            <text:p>26,813608</text:p>
          </table:table-cell>
          <table:table-cell office:value-type="float" office:value="26.275808000000001" table:style-name="ce2">
            <text:p>26,275808</text:p>
          </table:table-cell>
          <table:table-cell office:value-type="float" office:value="26.502625999999999" table:style-name="ce2">
            <text:p>26,502626</text:p>
          </table:table-cell>
          <table:table-cell office:value-type="float" office:value="26.502625999999999" table:style-name="ce2">
            <text:p>26,502626</text:p>
          </table:table-cell>
          <table:table-cell office:value-type="float" office:value="26.50245" table:style-name="ce2">
            <text:p>26,5024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68" table:style-name="ce2">
            <text:p>0,68</text:p>
          </table:table-cell>
          <table:table-cell office:value-type="float" office:value="26.833318999999999" table:style-name="ce2">
            <text:p>26,833319</text:p>
          </table:table-cell>
          <table:table-cell office:value-type="float" office:value="26.271414" table:style-name="ce2">
            <text:p>26,271414</text:p>
          </table:table-cell>
          <table:table-cell office:value-type="float" office:value="26.502631999999998" table:style-name="ce2">
            <text:p>26,502632</text:p>
          </table:table-cell>
          <table:table-cell office:value-type="float" office:value="26.502635999999999" table:style-name="ce2">
            <text:p>26,502636</text:p>
          </table:table-cell>
          <table:table-cell office:value-type="float" office:value="26.50245" table:style-name="ce2">
            <text:p>26,5024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72" table:style-name="ce2">
            <text:p>0,72</text:p>
          </table:table-cell>
          <table:table-cell office:value-type="float" office:value="26.853058000000001" table:style-name="ce2">
            <text:p>26,853058</text:p>
          </table:table-cell>
          <table:table-cell office:value-type="float" office:value="26.268528" table:style-name="ce2">
            <text:p>26,268528</text:p>
          </table:table-cell>
          <table:table-cell office:value-type="float" office:value="26.50264" table:style-name="ce2">
            <text:p>26,50264</text:p>
          </table:table-cell>
          <table:table-cell office:value-type="float" office:value="26.502642000000002" table:style-name="ce2">
            <text:p>26,502642</text:p>
          </table:table-cell>
          <table:table-cell office:value-type="float" office:value="26.502448999999999" table:style-name="ce2">
            <text:p>26,502449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76000005000000004" table:style-name="ce2">
            <text:p>0,76000005</text:p>
          </table:table-cell>
          <table:table-cell office:value-type="float" office:value="26.872831000000001" table:style-name="ce2">
            <text:p>26,872831</text:p>
          </table:table-cell>
          <table:table-cell office:value-type="float" office:value="26.267171999999999" table:style-name="ce2">
            <text:p>26,267172</text:p>
          </table:table-cell>
          <table:table-cell office:value-type="float" office:value="26.502647" table:style-name="ce2">
            <text:p>26,502647</text:p>
          </table:table-cell>
          <table:table-cell office:value-type="float" office:value="26.502649999999999" table:style-name="ce2">
            <text:p>26,50265</text:p>
          </table:table-cell>
          <table:table-cell office:value-type="float" office:value="26.502445000000002" table:style-name="ce2">
            <text:p>26,50244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80000009999999999" table:style-name="ce2">
            <text:p>0,8000001</text:p>
          </table:table-cell>
          <table:table-cell office:value-type="float" office:value="26.892637000000001" table:style-name="ce2">
            <text:p>26,892637</text:p>
          </table:table-cell>
          <table:table-cell office:value-type="float" office:value="26.267351000000001" table:style-name="ce2">
            <text:p>26,267351</text:p>
          </table:table-cell>
          <table:table-cell office:value-type="float" office:value="26.502652999999999" table:style-name="ce2">
            <text:p>26,502653</text:p>
          </table:table-cell>
          <table:table-cell office:value-type="float" office:value="26.502655000000001" table:style-name="ce2">
            <text:p>26,502655</text:p>
          </table:table-cell>
          <table:table-cell office:value-type="float" office:value="26.502441000000001" table:style-name="ce2">
            <text:p>26,502441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88000009999999995" table:style-name="ce2">
            <text:p>0,8800001</text:p>
          </table:table-cell>
          <table:table-cell office:value-type="float" office:value="26.93234" table:style-name="ce2">
            <text:p>26,93234</text:p>
          </table:table-cell>
          <table:table-cell office:value-type="float" office:value="26.272303000000001" table:style-name="ce2">
            <text:p>26,272303</text:p>
          </table:table-cell>
          <table:table-cell office:value-type="float" office:value="26.502666000000001" table:style-name="ce2">
            <text:p>26,502666</text:p>
          </table:table-cell>
          <table:table-cell office:value-type="float" office:value="26.502668" table:style-name="ce2">
            <text:p>26,502668</text:p>
          </table:table-cell>
          <table:table-cell office:value-type="float" office:value="26.502435999999999" table:style-name="ce2">
            <text:p>26,50243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92000013999999997" table:style-name="ce2">
            <text:p>0,92000014</text:p>
          </table:table-cell>
          <table:table-cell office:value-type="float" office:value="26.95224" table:style-name="ce2">
            <text:p>26,95224</text:p>
          </table:table-cell>
          <table:table-cell office:value-type="float" office:value="26.277042000000002" table:style-name="ce2">
            <text:p>26,277042</text:p>
          </table:table-cell>
          <table:table-cell office:value-type="float" office:value="26.502673999999999" table:style-name="ce2">
            <text:p>26,502674</text:p>
          </table:table-cell>
          <table:table-cell office:value-type="float" office:value="26.502678" table:style-name="ce2">
            <text:p>26,502678</text:p>
          </table:table-cell>
          <table:table-cell office:value-type="float" office:value="26.502434000000001" table:style-name="ce2">
            <text:p>26,502434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0.96000015999999999" table:style-name="ce2">
            <text:p>0,96000016</text:p>
          </table:table-cell>
          <table:table-cell office:value-type="float" office:value="26.972172" table:style-name="ce2">
            <text:p>26,972172</text:p>
          </table:table-cell>
          <table:table-cell office:value-type="float" office:value="26.283258" table:style-name="ce2">
            <text:p>26,283258</text:p>
          </table:table-cell>
          <table:table-cell office:value-type="float" office:value="26.502686000000001" table:style-name="ce2">
            <text:p>26,502686</text:p>
          </table:table-cell>
          <table:table-cell office:value-type="float" office:value="26.502686000000001" table:style-name="ce2">
            <text:p>26,502686</text:p>
          </table:table-cell>
          <table:table-cell office:value-type="float" office:value="26.502427999999998" table:style-name="ce2">
            <text:p>26,50242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0000001000000001" table:style-name="ce2">
            <text:p>1,0000001</text:p>
          </table:table-cell>
          <table:table-cell office:value-type="float" office:value="26.992135999999999" table:style-name="ce2">
            <text:p>26,992136</text:p>
          </table:table-cell>
          <table:table-cell office:value-type="float" office:value="26.290908999999999" table:style-name="ce2">
            <text:p>26,290909</text:p>
          </table:table-cell>
          <table:table-cell office:value-type="float" office:value="26.502690999999999" table:style-name="ce2">
            <text:p>26,502691</text:p>
          </table:table-cell>
          <table:table-cell office:value-type="float" office:value="26.502690999999999" table:style-name="ce2">
            <text:p>26,502691</text:p>
          </table:table-cell>
          <table:table-cell office:value-type="float" office:value="26.50243" table:style-name="ce2">
            <text:p>26,50243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0400001000000001" table:style-name="ce2">
            <text:p>1,0400001</text:p>
          </table:table-cell>
          <table:table-cell office:value-type="float" office:value="27.012129000000002" table:style-name="ce2">
            <text:p>27,012129</text:p>
          </table:table-cell>
          <table:table-cell office:value-type="float" office:value="26.299938000000001" table:style-name="ce2">
            <text:p>26,299938</text:p>
          </table:table-cell>
          <table:table-cell office:value-type="float" office:value="26.502694999999999" table:style-name="ce2">
            <text:p>26,502695</text:p>
          </table:table-cell>
          <table:table-cell office:value-type="float" office:value="26.502697000000001" table:style-name="ce2">
            <text:p>26,502697</text:p>
          </table:table-cell>
          <table:table-cell office:value-type="float" office:value="26.502421999999999" table:style-name="ce2">
            <text:p>26,50242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08" table:style-name="ce2">
            <text:p>1,08</text:p>
          </table:table-cell>
          <table:table-cell office:value-type="float" office:value="27.032156000000001" table:style-name="ce2">
            <text:p>27,032156</text:p>
          </table:table-cell>
          <table:table-cell office:value-type="float" office:value="26.310299000000001" table:style-name="ce2">
            <text:p>26,310299</text:p>
          </table:table-cell>
          <table:table-cell office:value-type="float" office:value="26.502704999999999" table:style-name="ce2">
            <text:p>26,502705</text:p>
          </table:table-cell>
          <table:table-cell office:value-type="float" office:value="26.502707000000001" table:style-name="ce2">
            <text:p>26,502707</text:p>
          </table:table-cell>
          <table:table-cell office:value-type="float" office:value="26.502419" table:style-name="ce2">
            <text:p>26,502419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1200000000000001" table:style-name="ce2">
            <text:p>1,12</text:p>
          </table:table-cell>
          <table:table-cell office:value-type="float" office:value="27.052216000000001" table:style-name="ce2">
            <text:p>27,052216</text:p>
          </table:table-cell>
          <table:table-cell office:value-type="float" office:value="26.321916999999999" table:style-name="ce2">
            <text:p>26,321917</text:p>
          </table:table-cell>
          <table:table-cell office:value-type="float" office:value="26.502714000000001" table:style-name="ce2">
            <text:p>26,502714</text:p>
          </table:table-cell>
          <table:table-cell office:value-type="float" office:value="26.502714000000001" table:style-name="ce2">
            <text:p>26,502714</text:p>
          </table:table-cell>
          <table:table-cell office:value-type="float" office:value="26.502419" table:style-name="ce2">
            <text:p>26,502419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1599999999999999" table:style-name="ce2">
            <text:p>1,16</text:p>
          </table:table-cell>
          <table:table-cell office:value-type="float" office:value="27.072306000000001" table:style-name="ce2">
            <text:p>27,072306</text:p>
          </table:table-cell>
          <table:table-cell office:value-type="float" office:value="26.334719" table:style-name="ce2">
            <text:p>26,334719</text:p>
          </table:table-cell>
          <table:table-cell office:value-type="float" office:value="26.50272" table:style-name="ce2">
            <text:p>26,50272</text:p>
          </table:table-cell>
          <table:table-cell office:value-type="float" office:value="26.50272" table:style-name="ce2">
            <text:p>26,50272</text:p>
          </table:table-cell>
          <table:table-cell office:value-type="float" office:value="26.502414999999999" table:style-name="ce2">
            <text:p>26,50241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1999998999999999" table:style-name="ce2">
            <text:p>1,1999999</text:p>
          </table:table-cell>
          <table:table-cell office:value-type="float" office:value="27.092428000000002" table:style-name="ce2">
            <text:p>27,092428</text:p>
          </table:table-cell>
          <table:table-cell office:value-type="float" office:value="26.34863" table:style-name="ce2">
            <text:p>26,34863</text:p>
          </table:table-cell>
          <table:table-cell office:value-type="float" office:value="26.502728000000001" table:style-name="ce2">
            <text:p>26,502728</text:p>
          </table:table-cell>
          <table:table-cell office:value-type="float" office:value="26.502728000000001" table:style-name="ce2">
            <text:p>26,502728</text:p>
          </table:table-cell>
          <table:table-cell office:value-type="float" office:value="26.502407000000002" table:style-name="ce2">
            <text:p>26,50240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2399998999999999" table:style-name="ce2">
            <text:p>1,2399999</text:p>
          </table:table-cell>
          <table:table-cell office:value-type="float" office:value="27.112580999999999" table:style-name="ce2">
            <text:p>27,112581</text:p>
          </table:table-cell>
          <table:table-cell office:value-type="float" office:value="26.363551999999999" table:style-name="ce2">
            <text:p>26,363552</text:p>
          </table:table-cell>
          <table:table-cell office:value-type="float" office:value="26.502738999999998" table:style-name="ce2">
            <text:p>26,502739</text:p>
          </table:table-cell>
          <table:table-cell office:value-type="float" office:value="26.502738999999998" table:style-name="ce2">
            <text:p>26,502739</text:p>
          </table:table-cell>
          <table:table-cell office:value-type="float" office:value="26.502403000000001" table:style-name="ce2">
            <text:p>26,502403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2799999" table:style-name="ce2">
            <text:p>1,2799999</text:p>
          </table:table-cell>
          <table:table-cell office:value-type="float" office:value="27.132774000000001" table:style-name="ce2">
            <text:p>27,132774</text:p>
          </table:table-cell>
          <table:table-cell office:value-type="float" office:value="26.379394999999999" table:style-name="ce2">
            <text:p>26,379395</text:p>
          </table:table-cell>
          <table:table-cell office:value-type="float" office:value="26.502739999999999" table:style-name="ce2">
            <text:p>26,50274</text:p>
          </table:table-cell>
          <table:table-cell office:value-type="float" office:value="26.502742999999999" table:style-name="ce2">
            <text:p>26,502743</text:p>
          </table:table-cell>
          <table:table-cell office:value-type="float" office:value="26.502405" table:style-name="ce2">
            <text:p>26,50240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3199997999999999" table:style-name="ce2">
            <text:p>1,3199998</text:p>
          </table:table-cell>
          <table:table-cell office:value-type="float" office:value="27.152992000000001" table:style-name="ce2">
            <text:p>27,152992</text:p>
          </table:table-cell>
          <table:table-cell office:value-type="float" office:value="26.396055" table:style-name="ce2">
            <text:p>26,396055</text:p>
          </table:table-cell>
          <table:table-cell office:value-type="float" office:value="26.502748" table:style-name="ce2">
            <text:p>26,502748</text:p>
          </table:table-cell>
          <table:table-cell office:value-type="float" office:value="26.502749999999999" table:style-name="ce2">
            <text:p>26,50275</text:p>
          </table:table-cell>
          <table:table-cell office:value-type="float" office:value="26.502403000000001" table:style-name="ce2">
            <text:p>26,502403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3599998" table:style-name="ce2">
            <text:p>1,3599998</text:p>
          </table:table-cell>
          <table:table-cell office:value-type="float" office:value="27.173245999999999" table:style-name="ce2">
            <text:p>27,173246</text:p>
          </table:table-cell>
          <table:table-cell office:value-type="float" office:value="26.413433000000001" table:style-name="ce2">
            <text:p>26,413433</text:p>
          </table:table-cell>
          <table:table-cell office:value-type="float" office:value="26.502759999999999" table:style-name="ce2">
            <text:p>26,50276</text:p>
          </table:table-cell>
          <table:table-cell office:value-type="float" office:value="26.502762000000001" table:style-name="ce2">
            <text:p>26,502762</text:p>
          </table:table-cell>
          <table:table-cell office:value-type="float" office:value="26.502397999999999" table:style-name="ce2">
            <text:p>26,50239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3999997" table:style-name="ce2">
            <text:p>1,3999997</text:p>
          </table:table-cell>
          <table:table-cell office:value-type="float" office:value="27.193527" table:style-name="ce2">
            <text:p>27,193527</text:p>
          </table:table-cell>
          <table:table-cell office:value-type="float" office:value="26.431408000000001" table:style-name="ce2">
            <text:p>26,431408</text:p>
          </table:table-cell>
          <table:table-cell office:value-type="float" office:value="26.502766000000001" table:style-name="ce2">
            <text:p>26,502766</text:p>
          </table:table-cell>
          <table:table-cell office:value-type="float" office:value="26.502766000000001" table:style-name="ce2">
            <text:p>26,502766</text:p>
          </table:table-cell>
          <table:table-cell office:value-type="float" office:value="26.502392" table:style-name="ce2">
            <text:p>26,50239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4399997" table:style-name="ce2">
            <text:p>1,4399997</text:p>
          </table:table-cell>
          <table:table-cell office:value-type="float" office:value="27.213847999999999" table:style-name="ce2">
            <text:p>27,213848</text:p>
          </table:table-cell>
          <table:table-cell office:value-type="float" office:value="26.449863000000001" table:style-name="ce2">
            <text:p>26,449863</text:p>
          </table:table-cell>
          <table:table-cell office:value-type="float" office:value="26.502770000000002" table:style-name="ce2">
            <text:p>26,50277</text:p>
          </table:table-cell>
          <table:table-cell office:value-type="float" office:value="26.502770999999999" table:style-name="ce2">
            <text:p>26,502771</text:p>
          </table:table-cell>
          <table:table-cell office:value-type="float" office:value="26.502388" table:style-name="ce2">
            <text:p>26,50238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4799997" table:style-name="ce2">
            <text:p>1,4799997</text:p>
          </table:table-cell>
          <table:table-cell office:value-type="float" office:value="27.234196000000001" table:style-name="ce2">
            <text:p>27,234196</text:p>
          </table:table-cell>
          <table:table-cell office:value-type="float" office:value="26.468689000000001" table:style-name="ce2">
            <text:p>26,468689</text:p>
          </table:table-cell>
          <table:table-cell office:value-type="float" office:value="26.502776999999998" table:style-name="ce2">
            <text:p>26,502777</text:p>
          </table:table-cell>
          <table:table-cell office:value-type="float" office:value="26.502780000000001" table:style-name="ce2">
            <text:p>26,50278</text:p>
          </table:table-cell>
          <table:table-cell office:value-type="float" office:value="26.502386000000001" table:style-name="ce2">
            <text:p>26,50238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5199996" table:style-name="ce2">
            <text:p>1,5199996</text:p>
          </table:table-cell>
          <table:table-cell office:value-type="float" office:value="27.254576" table:style-name="ce2">
            <text:p>27,254576</text:p>
          </table:table-cell>
          <table:table-cell office:value-type="float" office:value="26.487760000000002" table:style-name="ce2">
            <text:p>26,48776</text:p>
          </table:table-cell>
          <table:table-cell office:value-type="float" office:value="26.502789" table:style-name="ce2">
            <text:p>26,502789</text:p>
          </table:table-cell>
          <table:table-cell office:value-type="float" office:value="26.502789" table:style-name="ce2">
            <text:p>26,502789</text:p>
          </table:table-cell>
          <table:table-cell office:value-type="float" office:value="26.502382000000001" table:style-name="ce2">
            <text:p>26,50238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5999995" table:style-name="ce2">
            <text:p>1,5999995</text:p>
          </table:table-cell>
          <table:table-cell office:value-type="float" office:value="27.163650000000001" table:style-name="ce2">
            <text:p>27,16365</text:p>
          </table:table-cell>
          <table:table-cell office:value-type="float" office:value="26.099854000000001" table:style-name="ce2">
            <text:p>26,099854</text:p>
          </table:table-cell>
          <table:table-cell office:value-type="float" office:value="26.661455" table:style-name="ce2">
            <text:p>26,661455</text:p>
          </table:table-cell>
          <table:table-cell office:value-type="float" office:value="26.365753000000002" table:style-name="ce2">
            <text:p>26,365753</text:p>
          </table:table-cell>
          <table:table-cell office:value-type="float" office:value="26.469771999999999" table:style-name="ce2">
            <text:p>26,46977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6799995000000001" table:style-name="ce2">
            <text:p>1,6799995</text:p>
          </table:table-cell>
          <table:table-cell office:value-type="float" office:value="27.217676000000001" table:style-name="ce2">
            <text:p>27,217676</text:p>
          </table:table-cell>
          <table:table-cell office:value-type="float" office:value="26.129512999999999" table:style-name="ce2">
            <text:p>26,129513</text:p>
          </table:table-cell>
          <table:table-cell office:value-type="float" office:value="26.661476" table:style-name="ce2">
            <text:p>26,661476</text:p>
          </table:table-cell>
          <table:table-cell office:value-type="float" office:value="26.365773999999998" table:style-name="ce2">
            <text:p>26,365774</text:p>
          </table:table-cell>
          <table:table-cell office:value-type="float" office:value="26.469764999999999" table:style-name="ce2">
            <text:p>26,46976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7199994000000001" table:style-name="ce2">
            <text:p>1,7199994</text:p>
          </table:table-cell>
          <table:table-cell office:value-type="float" office:value="27.244755000000001" table:style-name="ce2">
            <text:p>27,244755</text:p>
          </table:table-cell>
          <table:table-cell office:value-type="float" office:value="26.146767000000001" table:style-name="ce2">
            <text:p>26,146767</text:p>
          </table:table-cell>
          <table:table-cell office:value-type="float" office:value="26.661486" table:style-name="ce2">
            <text:p>26,661486</text:p>
          </table:table-cell>
          <table:table-cell office:value-type="float" office:value="26.365780000000001" table:style-name="ce2">
            <text:p>26,36578</text:p>
          </table:table-cell>
          <table:table-cell office:value-type="float" office:value="26.469760000000001" table:style-name="ce2">
            <text:p>26,46976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7599994000000001" table:style-name="ce2">
            <text:p>1,7599994</text:p>
          </table:table-cell>
          <table:table-cell office:value-type="float" office:value="27.271875000000001" table:style-name="ce2">
            <text:p>27,271875</text:p>
          </table:table-cell>
          <table:table-cell office:value-type="float" office:value="26.165485" table:style-name="ce2">
            <text:p>26,165485</text:p>
          </table:table-cell>
          <table:table-cell office:value-type="float" office:value="26.661493" table:style-name="ce2">
            <text:p>26,661493</text:p>
          </table:table-cell>
          <table:table-cell office:value-type="float" office:value="26.365791000000002" table:style-name="ce2">
            <text:p>26,365791</text:p>
          </table:table-cell>
          <table:table-cell office:value-type="float" office:value="26.469753000000001" table:style-name="ce2">
            <text:p>26,469753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7999993999999999" table:style-name="ce2">
            <text:p>1,7999994</text:p>
          </table:table-cell>
          <table:table-cell office:value-type="float" office:value="27.299037999999999" table:style-name="ce2">
            <text:p>27,299038</text:p>
          </table:table-cell>
          <table:table-cell office:value-type="float" office:value="26.185558" table:style-name="ce2">
            <text:p>26,185558</text:p>
          </table:table-cell>
          <table:table-cell office:value-type="float" office:value="26.661504999999998" table:style-name="ce2">
            <text:p>26,661505</text:p>
          </table:table-cell>
          <table:table-cell office:value-type="float" office:value="26.365803" table:style-name="ce2">
            <text:p>26,365803</text:p>
          </table:table-cell>
          <table:table-cell office:value-type="float" office:value="26.469750000000001" table:style-name="ce2">
            <text:p>26,46975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8399992999999999" table:style-name="ce2">
            <text:p>1,8399993</text:p>
          </table:table-cell>
          <table:table-cell office:value-type="float" office:value="27.326246000000001" table:style-name="ce2">
            <text:p>27,326246</text:p>
          </table:table-cell>
          <table:table-cell office:value-type="float" office:value="26.206852000000001" table:style-name="ce2">
            <text:p>26,206852</text:p>
          </table:table-cell>
          <table:table-cell office:value-type="float" office:value="26.661514" table:style-name="ce2">
            <text:p>26,661514</text:p>
          </table:table-cell>
          <table:table-cell office:value-type="float" office:value="26.365815999999999" table:style-name="ce2">
            <text:p>26,365816</text:p>
          </table:table-cell>
          <table:table-cell office:value-type="float" office:value="26.469742" table:style-name="ce2">
            <text:p>26,46974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8799992999999999" table:style-name="ce2">
            <text:p>1,8799993</text:p>
          </table:table-cell>
          <table:table-cell office:value-type="float" office:value="27.353493" table:style-name="ce2">
            <text:p>27,353493</text:p>
          </table:table-cell>
          <table:table-cell office:value-type="float" office:value="26.229227000000002" table:style-name="ce2">
            <text:p>26,229227</text:p>
          </table:table-cell>
          <table:table-cell office:value-type="float" office:value="26.661525999999999" table:style-name="ce2">
            <text:p>26,661526</text:p>
          </table:table-cell>
          <table:table-cell office:value-type="float" office:value="26.365822000000001" table:style-name="ce2">
            <text:p>26,365822</text:p>
          </table:table-cell>
          <table:table-cell office:value-type="float" office:value="26.469732" table:style-name="ce2">
            <text:p>26,469732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9199991999999999" table:style-name="ce2">
            <text:p>1,9199992</text:p>
          </table:table-cell>
          <table:table-cell office:value-type="float" office:value="27.380789" table:style-name="ce2">
            <text:p>27,380789</text:p>
          </table:table-cell>
          <table:table-cell office:value-type="float" office:value="26.252548000000001" table:style-name="ce2">
            <text:p>26,252548</text:p>
          </table:table-cell>
          <table:table-cell office:value-type="float" office:value="26.661532999999999" table:style-name="ce2">
            <text:p>26,661533</text:p>
          </table:table-cell>
          <table:table-cell office:value-type="float" office:value="26.365832999999999" table:style-name="ce2">
            <text:p>26,365833</text:p>
          </table:table-cell>
          <table:table-cell office:value-type="float" office:value="26.469726999999999" table:style-name="ce2">
            <text:p>26,46972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9599991999999999" table:style-name="ce2">
            <text:p>1,9599992</text:p>
          </table:table-cell>
          <table:table-cell office:value-type="float" office:value="27.408128999999999" table:style-name="ce2">
            <text:p>27,408129</text:p>
          </table:table-cell>
          <table:table-cell office:value-type="float" office:value="26.276665000000001" table:style-name="ce2">
            <text:p>26,276665</text:p>
          </table:table-cell>
          <table:table-cell office:value-type="float" office:value="26.661545" table:style-name="ce2">
            <text:p>26,661545</text:p>
          </table:table-cell>
          <table:table-cell office:value-type="float" office:value="26.365839999999999" table:style-name="ce2">
            <text:p>26,36584</text:p>
          </table:table-cell>
          <table:table-cell office:value-type="float" office:value="26.469728" table:style-name="ce2">
            <text:p>26,469728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office:value-type="float" office:value="1.9999992" table:style-name="ce2">
            <text:p>1,9999992</text:p>
          </table:table-cell>
          <table:table-cell office:value-type="float" office:value="27.435510000000001" table:style-name="ce2">
            <text:p>27,43551</text:p>
          </table:table-cell>
          <table:table-cell office:value-type="float" office:value="26.301421999999999" table:style-name="ce2">
            <text:p>26,301422</text:p>
          </table:table-cell>
          <table:table-cell office:value-type="float" office:value="26.661556000000001" table:style-name="ce2">
            <text:p>26,661556</text:p>
          </table:table-cell>
          <table:table-cell office:value-type="float" office:value="26.365856000000001" table:style-name="ce2">
            <text:p>26,365856</text:p>
          </table:table-cell>
          <table:table-cell office:value-type="float" office:value="26.469716999999999" table:style-name="ce2">
            <text:p>26,469717</text:p>
          </table:table-cell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style-name="ce1"/>
          <table:table-cell table:number-columns-repeated="7" table:style-name="ce2"/>
          <table:table-cell table:number-columns-repeated="16361"/>
        </table:table-row>
        <table:table-row table:style-name="ro1">
          <table:table-cell table:number-columns-repeated="2"/>
          <table:table-cell table:number-columns-repeated="11" table:style-name="ce1"/>
          <table:table-cell table:style-name="ce2"/>
          <table:table-cell table:number-columns-repeated="2" table:style-name="ce1"/>
          <table:table-cell table:number-columns-repeated="7" table:style-name="ce2"/>
          <table:table-cell table:number-columns-repeated="16361"/>
        </table:table-row>
        <table:table-row table:number-rows-repeated="54" table:style-name="ro1">
          <table:table-cell table:number-columns-repeated="2"/>
          <table:table-cell table:number-columns-repeated="2" table:style-name="ce2"/>
          <table:table-cell table:number-columns-repeated="6" table:style-name="ce1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number-columns-repeated="7" table:style-name="ce2"/>
          <table:table-cell table:number-columns-repeated="16361"/>
        </table:table-row>
        <table:table-row table:number-rows-repeated="2" table:style-name="ro1">
          <table:table-cell table:number-columns-repeated="2"/>
          <table:table-cell table:number-columns-repeated="11" table:style-name="ce1"/>
          <table:table-cell table:style-name="ce2"/>
          <table:table-cell table:number-columns-repeated="2" table:style-name="ce1"/>
          <table:table-cell table:number-columns-repeated="7" table:style-name="ce2"/>
          <table:table-cell table:number-columns-repeated="16361"/>
        </table:table-row>
        <table:table-row table:number-rows-repeated="8" table:style-name="ro1">
          <table:table-cell table:number-columns-repeated="2"/>
          <table:table-cell table:number-columns-repeated="14" table:style-name="ce1"/>
          <table:table-cell table:number-columns-repeated="7" table:style-name="ce2"/>
          <table:table-cell table:number-columns-repeated="16361"/>
        </table:table-row>
        <table:table-row table:number-rows-repeated="3" table:style-name="ro1">
          <table:table-cell table:number-columns-repeated="16"/>
          <table:table-cell table:number-columns-repeated="7" table:style-name="ce2"/>
          <table:table-cell table:number-columns-repeated="16361"/>
        </table:table-row>
        <table:table-row table:number-rows-repeated="1048461" table:style-name="ro1">
          <table:table-cell table:number-columns-repeated="16384"/>
        </table:table-row>
        <table:named-expressions>
          <table:named-range table:name="Criteria" table:cell-range-address="Hoja1.$L$2:Hoja1.$L$47" table:base-cell-address="Hoja1.$A$1"/>
        </table:named-expressions>
      </table:table>
      <table:database-ranges>
        <table:database-range table:target-range-address="Hoja1.C2:Hoja1.D102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oscar</meta:initial-creator>
    <dc:creator>oscar</dc:creator>
    <meta:creation-date>2022-03-08T22:21:04Z</meta:creation-date>
    <dc:date>2022-03-09T10:30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2">
      <style:chart-properties chart:symbol-type="none" chart:connect-bars="false" chart:interpolation="cubic-splin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none" chart:connect-bars="false" chart:interpolation="cubic-splin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Energia sin rozamient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Hoja1.$D$1" chart:values-cell-range-address="Hoja1.$D$2:.$D$47" chart:class="chart:scatter" chart:attached-axis="primary-y" chart:style-name="G0S0">
            <chart:domain table:cell-range-address="Hoja1.$C$2:.$C$47"/>
            <chart:data-point chart:repeated="46"/>
          </chart:series>
          <chart:series chart:label-cell-address="Hoja1.$E$1" chart:values-cell-range-address="Hoja1.$E$2:.$E$47" chart:class="chart:scatter" chart:attached-axis="primary-y" chart:style-name="G0S1">
            <chart:domain table:cell-range-address="Hoja1.$C$2:.$C$47"/>
            <chart:data-point chart:repeated="46"/>
          </chart:series>
          <chart:series chart:label-cell-address="Hoja1.$F$1" chart:values-cell-range-address="Hoja1.$F$2:.$F$47" chart:class="chart:scatter" chart:attached-axis="primary-y" chart:style-name="G0S2">
            <chart:domain table:cell-range-address="Hoja1.$C$2:.$C$47"/>
            <chart:data-point chart:repeated="46"/>
          </chart:series>
          <chart:series chart:label-cell-address="Hoja1.$G$1" chart:values-cell-range-address="Hoja1.$G$2:.$G$47" chart:class="chart:scatter" chart:attached-axis="primary-y" chart:style-name="G0S3">
            <chart:domain table:cell-range-address="Hoja1.$C$2:.$C$47"/>
            <chart:data-point chart:repeated="46"/>
          </chart:series>
          <chart:series chart:label-cell-address="Hoja1.$H$1" chart:values-cell-range-address="Hoja1.$H$2:.$H$47" chart:class="chart:scatter" chart:attached-axis="primary-y" chart:style-name="G0S4">
            <chart:domain table:cell-range-address="Hoja1.$C$2:.$C$47"/>
            <chart:data-point chart:repeated="4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